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08cm" draw:marker-start-width="0.212cm" draw:marker-end-width="0.212cm" draw:textarea-horizontal-align="center" draw:textarea-vertical-align="middle" fo:padding-top="0.129cm" fo:padding-bottom="0.129cm" fo:padding-left="0.254cm" fo:padding-right="0.254cm"/>
    </style:style>
    <style:style style:name="gr2" style:family="graphic" style:parent-style-name="standard">
      <style:graphic-properties svg:stroke-width="0.025cm" draw:marker-start-width="0.238cm" draw:marker-end-width="0.238cm" draw:fill="none" draw:textarea-horizontal-align="center" draw:textarea-vertical-align="middle" fo:padding-top="0.138cm" fo:padding-bottom="0.138cm" fo:padding-left="0.263cm" fo:padding-right="0.263cm"/>
    </style:style>
    <style:style style:name="gr3" style:family="graphic">
      <style:graphic-properties style:protect="position size"/>
    </style:style>
    <style:style style:name="gr4" style:family="graphic" style:parent-style-name="standard">
      <style:graphic-properties svg:stroke-width="0.025cm" draw:marker-start-width="0.239cm" draw:marker-end-width="0.239cm" draw:fill="none" draw:textarea-horizontal-align="center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08cm" draw:marker-start-width="0.212cm" draw:marker-end-width="0.212cm" draw:textarea-horizontal-align="center" draw:textarea-vertical-align="middle" fo:padding-top="0.129cm" fo:padding-bottom="0.129cm" fo:padding-left="0.254cm" fo:padding-right="0.254cm"/>
    </style:style>
    <style:style style:name="gr6" style:family="graphic" style:parent-style-name="objectwithoutfill">
      <style:graphic-properties draw:stroke="solid" draw:stroke-dash="Ultrafine_20_Dashed"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39cm" draw:marker-end-width="0.239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5cm" draw:marker-start="Arrow" draw:marker-start-width="0.15cm" draw:marker-end="Arrow" draw:marker-end-width="0.15cm" draw:fill="solid" draw:fill-color="#ffffff" draw:textarea-horizontal-align="center" draw:textarea-vertical-align="middle" fo:padding-top="0.138cm" fo:padding-bottom="0.138cm" fo:padding-left="0.263cm" fo:padding-right="0.2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2.099cm" svg:y1="1.9cm" svg:x2="8cm" svg:y2="2.25cm" draw:start-shape="id1" draw:start-glue-point="5" draw:end-shape="id2" draw:end-glue-point="8">
          <text:p/>
        </draw:connector>
        <draw:connector draw:style-name="gr1" draw:text-style-name="P1" draw:layer="layout" draw:type="line" svg:x1="2.099cm" svg:y1="3.1cm" svg:x2="8cm" svg:y2="4.95cm" draw:start-shape="id1" draw:start-glue-point="6" draw:end-shape="id2" draw:end-glue-point="7">
          <text:p/>
        </draw:connector>
        <draw:rect draw:style-name="gr2" draw:text-style-name="P1" draw:layer="layout" svg:width="8.772cm" svg:height="5.403cm" svg:x="0.1cm" svg:y="0.1cm" draw:corner-radius="0.3cm">
          <text:p/>
        </draw:rect>
        <draw:g draw:style-name="gr3" draw:id="id1">
          <draw:glue-point draw:id="4" svg:x="-4.23cm" svg:y="-5cm"/>
          <draw:glue-point draw:id="5" svg:x="4.23cm" svg:y="-5cm"/>
          <draw:glue-point draw:id="6" svg:x="4.23cm" svg:y="5cm"/>
          <draw:glue-point draw:id="7" svg:x="-4.23cm" svg:y="5cm"/>
          <draw:rect draw:style-name="gr4" draw:text-style-name="P1" draw:layer="layout" svg:width="1.3cm" svg:height="1.2cm" svg:x="0.9cm" svg:y="1.9cm" draw:corner-radius="0.1cm">
            <draw:glue-point draw:id="4" svg:x="5cm" svg:y="0.833cm"/>
            <text:p/>
          </draw:rect>
          <draw:line draw:style-name="gr5" draw:text-style-name="P1" draw:layer="layout" svg:x1="0.9cm" svg:y1="2.2cm" svg:x2="2.2cm" svg:y2="2.2cm">
            <text:p/>
          </draw:line>
          <draw:line draw:style-name="gr5" draw:text-style-name="P1" draw:layer="layout" svg:x1="0.9cm" svg:y1="2.5cm" svg:x2="1.3cm" svg:y2="2.5cm">
            <text:p/>
          </draw:line>
          <draw:line draw:style-name="gr5" draw:text-style-name="P1" draw:layer="layout" svg:x1="0.9cm" svg:y1="2.8cm" svg:x2="2.2cm" svg:y2="2.8cm">
            <text:p/>
          </draw:line>
          <draw:line draw:style-name="gr5" draw:text-style-name="P1" draw:layer="layout" svg:x1="1.8cm" svg:y1="1.9cm" svg:x2="1.8cm" svg:y2="3.1cm">
            <text:p/>
          </draw:line>
          <draw:line draw:style-name="gr5" draw:text-style-name="P1" draw:layer="layout" svg:x1="1.3cm" svg:y1="1.9cm" svg:x2="1.3cm" svg:y2="3.1cm">
            <text:p/>
          </draw:line>
          <draw:line draw:style-name="gr5" draw:text-style-name="P1" draw:layer="layout" svg:x1="1.8cm" svg:y1="2.5cm" svg:x2="2.2cm" svg:y2="2.5cm">
            <text:p/>
          </draw:line>
        </draw:g>
        <draw:g draw:id="id2">
          <draw:glue-point draw:id="4" svg:x="-5cm" svg:y="-5cm"/>
          <draw:glue-point draw:id="5" svg:x="-5cm" svg:y="-5cm"/>
          <draw:glue-point draw:id="6" svg:x="-5cm" svg:y="5cm"/>
          <draw:glue-point draw:id="7" svg:x="5cm" svg:y="5cm"/>
          <draw:glue-point draw:id="8" svg:x="5cm" svg:y="-5cm" draw:escape-direction="right"/>
          <draw:rect draw:style-name="gr6" draw:text-style-name="P1" draw:layer="layout" svg:width="4.9cm" svg:height="2.7cm" svg:x="3.1cm" svg:y="2.25cm">
            <text:p/>
          </draw:rect>
          <draw:rect draw:style-name="gr7" draw:text-style-name="P3" draw:id="id3" draw:layer="layout" svg:width="1.5cm" svg:height="0.6cm" svg:x="3.4cm" svg:y="2.55cm">
            <draw:glue-point draw:id="4" svg:x="3cm" svg:y="-5cm"/>
            <text:p text:style-name="P2"><text:span text:style-name="T1">CPU</text:span></text:p>
          </draw:rect>
          <draw:rect draw:style-name="gr7" draw:text-style-name="P3" draw:id="id4" draw:layer="layout" svg:width="1.5cm" svg:height="0.6cm" svg:x="6.2cm" svg:y="2.55cm">
            <text:p text:style-name="P2"><text:span text:style-name="T1">EEPROM</text:span></text:p>
          </draw:rect>
          <draw:rect draw:style-name="gr7" draw:text-style-name="P3" draw:id="id5" draw:layer="layout" svg:width="1.5cm" svg:height="0.6cm" svg:x="6.2cm" svg:y="4.05cm">
            <text:p text:style-name="P2"><text:span text:style-name="T1">ROM</text:span></text:p>
          </draw:rect>
          <draw:connector draw:style-name="gr8" draw:text-style-name="P1" draw:layer="layout" svg:x1="4.9cm" svg:y1="2.85cm" svg:x2="6.2cm" svg:y2="2.85cm" draw:start-shape="id3" draw:start-glue-point="1" draw:end-shape="id4" draw:end-glue-point="3">
            <text:p/>
          </draw:connector>
          <draw:connector draw:style-name="gr8" draw:text-style-name="P1" draw:layer="layout" svg:x1="4.15cm" svg:y1="3.15cm" svg:x2="6.2cm" svg:y2="4.35cm" draw:start-shape="id3" draw:start-glue-point="2" draw:end-shape="id5" draw:end-glue-point="3">
            <text:p/>
          </draw:connector>
        </draw:g>
        <draw:connector draw:style-name="gr1" draw:text-style-name="P1" draw:layer="layout" draw:type="line" svg:x1="1.001cm" svg:y1="3.1cm" svg:x2="3.1cm" svg:y2="4.95cm" draw:start-shape="id1" draw:start-glue-point="7" draw:end-shape="id2" draw:end-glue-point="6">
          <text:p/>
        </draw:connector>
        <draw:connector draw:style-name="gr1" draw:text-style-name="P1" draw:layer="layout" draw:type="line" svg:x1="1.001cm" svg:y1="1.9cm" svg:x2="3.1cm" svg:y2="2.25cm" draw:start-shape="id1" draw:start-glue-point="4" draw:end-shape="id2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de" style:country-asian="DE" style:font-family-complex="Lucidasans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07-14T12:57:20</meta:creation-date>
    <dc:creator>Raphael Wigoutschnigg</dc:creator>
    <dc:date>2007-05-20T11:01:02</dc:date>
    <dc:language>en-US</dc:language>
    <meta:editing-cycles>48</meta:editing-cycles>
    <meta:editing-duration>PT5H29M31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